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0a6ce0" officeooo:paragraph-rsid="000a6ce0" style:font-size-asian="17.5pt" style:font-size-complex="20pt"/>
    </style:style>
    <style:style style:name="P3" style:family="paragraph" style:parent-style-name="Standard">
      <style:text-properties fo:font-size="20pt" officeooo:rsid="000e6aec" officeooo:paragraph-rsid="000e6aec" style:font-size-asian="17.5pt" style:font-size-complex="20pt"/>
    </style:style>
    <style:style style:name="P4" style:family="paragraph" style:parent-style-name="Standard">
      <style:text-properties fo:font-size="20pt" officeooo:rsid="001080a3" officeooo:paragraph-rsid="001080a3" style:font-size-asian="17.5pt" style:font-size-complex="20pt"/>
    </style:style>
    <style:style style:name="P5" style:family="paragraph" style:parent-style-name="Standard">
      <style:text-properties fo:font-size="20pt" officeooo:rsid="00133ccd" officeooo:paragraph-rsid="00133ccd" style:font-size-asian="17.5pt" style:font-size-complex="20pt"/>
    </style:style>
    <style:style style:name="P6" style:family="paragraph" style:parent-style-name="Standard">
      <style:text-properties fo:font-size="20pt" officeooo:rsid="001405ee" officeooo:paragraph-rsid="001405ee" style:font-size-asian="17.5pt" style:font-size-complex="20pt"/>
    </style:style>
    <style:style style:name="P7" style:family="paragraph" style:parent-style-name="Standard">
      <style:text-properties fo:font-size="20pt" officeooo:rsid="00161028" officeooo:paragraph-rsid="00161028" style:font-size-asian="17.5pt" style:font-size-complex="20pt"/>
    </style:style>
    <style:style style:name="P8" style:family="paragraph" style:parent-style-name="Standard">
      <style:text-properties fo:font-size="20pt" officeooo:rsid="0019c9d6" officeooo:paragraph-rsid="0019c9d6" style:font-size-asian="17.5pt" style:font-size-complex="20pt"/>
    </style:style>
    <style:style style:name="P9" style:family="paragraph" style:parent-style-name="Standard">
      <style:text-properties fo:font-size="20pt" officeooo:rsid="0019c9d6" officeooo:paragraph-rsid="002445f7" style:font-size-asian="17.5pt" style:font-size-complex="20pt"/>
    </style:style>
    <style:style style:name="P10" style:family="paragraph" style:parent-style-name="Standard">
      <style:text-properties fo:font-size="20pt" officeooo:rsid="0019c9d6" officeooo:paragraph-rsid="0025e7a0" style:font-size-asian="17.5pt" style:font-size-complex="20pt"/>
    </style:style>
    <style:style style:name="P11" style:family="paragraph" style:parent-style-name="Standard">
      <style:text-properties fo:font-size="20pt" officeooo:rsid="000d990c" officeooo:paragraph-rsid="000d990c" style:font-size-asian="17.5pt" style:font-size-complex="20pt"/>
    </style:style>
    <style:style style:name="P12" style:family="paragraph" style:parent-style-name="Standard">
      <style:text-properties fo:font-size="20pt" officeooo:rsid="001bae79" officeooo:paragraph-rsid="001bae79" style:font-size-asian="17.5pt" style:font-size-complex="20pt"/>
    </style:style>
    <style:style style:name="P13" style:family="paragraph" style:parent-style-name="Standard">
      <style:text-properties fo:font-size="20pt" officeooo:rsid="001c419f" officeooo:paragraph-rsid="001c419f" style:font-size-asian="17.5pt" style:font-size-complex="20pt"/>
    </style:style>
    <style:style style:name="P14" style:family="paragraph" style:parent-style-name="Standard">
      <style:text-properties fo:font-size="20pt" officeooo:rsid="001c419f" officeooo:paragraph-rsid="001df119" style:font-size-asian="17.5pt" style:font-size-complex="20pt"/>
    </style:style>
    <style:style style:name="P15" style:family="paragraph" style:parent-style-name="Standard">
      <style:text-properties fo:font-size="20pt" officeooo:rsid="001c419f" officeooo:paragraph-rsid="002c30ec" style:font-size-asian="17.5pt" style:font-size-complex="20pt"/>
    </style:style>
    <style:style style:name="P16" style:family="paragraph" style:parent-style-name="Standard">
      <style:text-properties fo:font-size="20pt" officeooo:rsid="001dc415" officeooo:paragraph-rsid="001dc415" style:font-size-asian="17.5pt" style:font-size-complex="20pt"/>
    </style:style>
    <style:style style:name="P17" style:family="paragraph" style:parent-style-name="Standard">
      <style:text-properties fo:font-size="20pt" officeooo:rsid="001dc415" officeooo:paragraph-rsid="002c30ec" style:font-size-asian="17.5pt" style:font-size-complex="20pt"/>
    </style:style>
    <style:style style:name="P18" style:family="paragraph" style:parent-style-name="Standard">
      <style:text-properties fo:font-size="20pt" officeooo:rsid="001e7d7d" officeooo:paragraph-rsid="001e7d7d" style:font-size-asian="17.5pt" style:font-size-complex="20pt"/>
    </style:style>
    <style:style style:name="P19" style:family="paragraph" style:parent-style-name="Standard">
      <style:text-properties fo:font-size="20pt" officeooo:rsid="001e86e9" officeooo:paragraph-rsid="001e86e9" style:font-size-asian="17.5pt" style:font-size-complex="20pt"/>
    </style:style>
    <style:style style:name="P20" style:family="paragraph" style:parent-style-name="Standard">
      <style:text-properties fo:font-size="20pt" officeooo:rsid="001ff590" officeooo:paragraph-rsid="001ff590" style:font-size-asian="17.5pt" style:font-size-complex="20pt"/>
    </style:style>
    <style:style style:name="P21" style:family="paragraph" style:parent-style-name="Standard">
      <style:text-properties fo:font-size="20pt" officeooo:rsid="001ff590" officeooo:paragraph-rsid="002445f7" style:font-size-asian="17.5pt" style:font-size-complex="20pt"/>
    </style:style>
    <style:style style:name="P22" style:family="paragraph" style:parent-style-name="Standard">
      <style:text-properties fo:font-size="20pt" officeooo:rsid="00233a39" officeooo:paragraph-rsid="002445f7" style:font-size-asian="17.5pt" style:font-size-complex="20pt"/>
    </style:style>
    <style:style style:name="P23" style:family="paragraph" style:parent-style-name="Standard">
      <style:text-properties fo:font-size="20pt" officeooo:rsid="00233a39" officeooo:paragraph-rsid="00233a39" style:font-size-asian="17.5pt" style:font-size-complex="20pt"/>
    </style:style>
    <style:style style:name="P24" style:family="paragraph" style:parent-style-name="Standard">
      <style:text-properties fo:font-size="20pt" officeooo:rsid="002445f7" officeooo:paragraph-rsid="002445f7" style:font-size-asian="17.5pt" style:font-size-complex="20pt"/>
    </style:style>
    <style:style style:name="P25" style:family="paragraph" style:parent-style-name="Standard">
      <style:text-properties fo:font-size="20pt" officeooo:rsid="002445f7" officeooo:paragraph-rsid="0025e7a0" style:font-size-asian="17.5pt" style:font-size-complex="20pt"/>
    </style:style>
    <style:style style:name="P26" style:family="paragraph" style:parent-style-name="Standard">
      <style:text-properties fo:font-size="20pt" officeooo:rsid="0025e7a0" officeooo:paragraph-rsid="0025e7a0" style:font-size-asian="17.5pt" style:font-size-complex="20pt"/>
    </style:style>
    <style:style style:name="P27" style:family="paragraph" style:parent-style-name="Standard">
      <style:text-properties fo:font-size="20pt" officeooo:rsid="00285b35" officeooo:paragraph-rsid="00285b35" style:font-size-asian="17.5pt" style:font-size-complex="20pt"/>
    </style:style>
    <style:style style:name="P28" style:family="paragraph" style:parent-style-name="Standard">
      <style:text-properties fo:font-size="20pt" officeooo:rsid="00298df3" officeooo:paragraph-rsid="00298df3" style:font-size-asian="17.5pt" style:font-size-complex="20pt"/>
    </style:style>
    <style:style style:name="P29" style:family="paragraph" style:parent-style-name="Standard">
      <style:text-properties fo:font-size="20pt" officeooo:rsid="0029df84" officeooo:paragraph-rsid="0029df84" style:font-size-asian="17.5pt" style:font-size-complex="20pt"/>
    </style:style>
    <style:style style:name="P30" style:family="paragraph" style:parent-style-name="Standard">
      <style:text-properties fo:font-size="20pt" officeooo:rsid="002b9f73" officeooo:paragraph-rsid="002b9f73" style:font-size-asian="17.5pt" style:font-size-complex="20pt"/>
    </style:style>
    <style:style style:name="P31" style:family="paragraph" style:parent-style-name="Standard">
      <style:text-properties fo:font-size="20pt" officeooo:rsid="002c30ec" officeooo:paragraph-rsid="002c30ec" style:font-size-asian="17.5pt" style:font-size-complex="20pt"/>
    </style:style>
    <style:style style:name="P32" style:family="paragraph" style:parent-style-name="Standard">
      <style:text-properties fo:font-size="20pt" officeooo:rsid="0027f342" officeooo:paragraph-rsid="0027f342" style:font-size-asian="17.5pt" style:font-size-complex="20pt"/>
    </style:style>
    <style:style style:name="P33" style:family="paragraph" style:parent-style-name="Standard">
      <style:text-properties fo:font-size="20pt" officeooo:rsid="002dcf79" officeooo:paragraph-rsid="002dcf79" style:font-size-asian="17.5pt" style:font-size-complex="20pt"/>
    </style:style>
    <style:style style:name="P34" style:family="paragraph" style:parent-style-name="Standard">
      <style:text-properties fo:font-size="20pt" officeooo:rsid="002ee500" officeooo:paragraph-rsid="002ee500" style:font-size-asian="17.5pt" style:font-size-complex="20pt"/>
    </style:style>
    <style:style style:name="P35" style:family="paragraph" style:parent-style-name="Standard">
      <style:text-properties fo:font-size="20pt" officeooo:rsid="002ee500" officeooo:paragraph-rsid="0032210d" style:font-size-asian="17.5pt" style:font-size-complex="20pt"/>
    </style:style>
    <style:style style:name="P36" style:family="paragraph" style:parent-style-name="Standard">
      <style:text-properties fo:font-size="28pt" officeooo:rsid="001c419f" officeooo:paragraph-rsid="001c419f" style:font-size-asian="28pt" style:font-size-complex="28pt"/>
    </style:style>
    <style:style style:name="P37" style:family="paragraph" style:parent-style-name="Standard">
      <style:text-properties fo:font-size="28pt" officeooo:rsid="000e6aec" officeooo:paragraph-rsid="000e6aec" style:font-size-asian="28pt" style:font-size-complex="28pt"/>
    </style:style>
    <style:style style:name="P38" style:family="paragraph" style:parent-style-name="Standard">
      <style:text-properties fo:font-size="20pt" officeooo:rsid="000a6ce0" officeooo:paragraph-rsid="0035f99a" style:font-size-asian="17.5pt" style:font-size-complex="20pt"/>
    </style:style>
    <style:style style:name="P39" style:family="paragraph" style:parent-style-name="Standard">
      <style:text-properties fo:font-size="20pt" officeooo:rsid="0035f99a" officeooo:paragraph-rsid="0035f99a" style:font-size-asian="17.5pt" style:font-size-complex="20pt"/>
    </style:style>
    <style:style style:name="P40" style:family="paragraph" style:parent-style-name="Standard">
      <style:text-properties fo:font-size="20pt" officeooo:rsid="0036504a" officeooo:paragraph-rsid="0036504a" style:font-size-asian="17.5pt" style:font-size-complex="20pt"/>
    </style:style>
    <style:style style:name="T1" style:family="text">
      <style:text-properties officeooo:rsid="000a6ce0"/>
    </style:style>
    <style:style style:name="T2" style:family="text">
      <style:text-properties officeooo:rsid="00101f4f"/>
    </style:style>
    <style:style style:name="T3" style:family="text">
      <style:text-properties officeooo:rsid="00127ffd"/>
    </style:style>
    <style:style style:name="T4" style:family="text">
      <style:text-properties officeooo:rsid="00161028"/>
    </style:style>
    <style:style style:name="T5" style:family="text">
      <style:text-properties officeooo:rsid="0016bb48"/>
    </style:style>
    <style:style style:name="T6" style:family="text">
      <style:text-properties officeooo:rsid="001bae79"/>
    </style:style>
    <style:style style:name="T7" style:family="text">
      <style:text-properties officeooo:rsid="001c419f"/>
    </style:style>
    <style:style style:name="T8" style:family="text">
      <style:text-properties officeooo:rsid="00213fbe"/>
    </style:style>
    <style:style style:name="T9" style:family="text">
      <style:text-properties officeooo:rsid="002445f7"/>
    </style:style>
    <style:style style:name="T10" style:family="text">
      <style:text-properties officeooo:rsid="0025e7a0"/>
    </style:style>
    <style:style style:name="T11" style:family="text">
      <style:text-properties fo:font-size="20pt" officeooo:rsid="000a6ce0" style:font-size-asian="17.5pt" style:font-size-complex="20pt"/>
    </style:style>
    <style:style style:name="T12" style:family="text">
      <style:text-properties officeooo:rsid="002dcf79"/>
    </style:style>
    <style:style style:name="T13" style:family="text">
      <style:text-properties officeooo:rsid="0032210d"/>
    </style:style>
    <style:style style:name="T14" style:family="text">
      <style:text-properties officeooo:rsid="00333b22"/>
    </style:style>
    <style:style style:name="T15" style:family="text">
      <style:text-properties officeooo:rsid="0035f99a"/>
    </style:style>
    <style:style style:name="T16" style:family="text">
      <style:text-properties officeooo:rsid="00365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:</text:p>
      <text:p text:style-name="P1"/>
      <text:p text:style-name="P36">用户部分：</text:p>
      <text:p text:style-name="P2"/>
      <text:p text:style-name="P38">表名：<text:span text:style-name="T14">account</text:span></text:p>
      <text:p text:style-name="P38">passw<text:span text:style-name="T6">or</text:span>d</text:p>
      <text:p text:style-name="P38">nick_name</text:p>
      <text:p text:style-name="P2"><text:span text:style-name="T3">real</text:span>_name</text:p>
      <text:p text:style-name="P2">sex</text:p>
      <text:p text:style-name="P2">phone_<text:span text:style-name="T15">number</text:span></text:p>
      <text:p text:style-name="P2">email</text:p>
      <text:p text:style-name="P5">pspt_id?</text:p>
      <text:p text:style-name="P6"><text:span text:style-name="T6">ali</text:span>pay_id</text:p>
      <text:p text:style-name="P7"><text:span text:style-name="T5">balance_unfixed</text:span>: <text:span text:style-name="T1">可提（充值的30%、中奖的100%）</text:span></text:p>
      <text:p text:style-name="P7"><text:span text:style-name="T5">balance_fixed</text:span>: <text:span text:style-name="T1">不可提（赠送、充值的70%）</text:span></text:p>
      <text:p text:style-name="P2"/>
      <text:p text:style-name="P11">表名：<text:span text:style-name="T8">account</text:span>_history</text:p>
      <text:p text:style-name="P12"><text:span text:style-name="T15">account</text:span>: 外键，用户</text:p>
      <text:p text:style-name="P39">money</text:p>
      <text:p text:style-name="P3">type: 充值、中将、赠送、提取<text:span text:style-name="T2">、购买</text:span></text:p>
      <text:p text:style-name="P3"/>
      <text:p text:style-name="P37">彩票部分<text:span text:style-name="T7">：</text:span></text:p>
      <text:p text:style-name="P16">1. 竞彩足球</text:p>
      <text:p text:style-name="P16"/>
      <text:p text:style-name="P4">表名<text:span text:style-name="T7">：match</text:span></text:p>
      <text:p text:style-name="P4">说明<text:span text:style-name="T7">：记录一场比赛本身。定时抓取，储存比赛信息及结果</text:span></text:p>
      <text:p text:style-name="P13">home</text:p>
      <text:p text:style-name="P14">away</text:p>
      <text:p text:style-name="P15">handicap: 让球</text:p>
      <text:p text:style-name="P17">odds：<text:span text:style-name="T7">所有赔率作为集合存储</text:span></text:p>
      <text:p text:style-name="P31"><text:soft-page-break/>results:所有结果作为集合存储</text:p>
      <text:p text:style-name="P31">（<text:span text:style-name="T7">HAD</text:span>，<text:span text:style-name="T7">HHAD</text:span>，<text:span text:style-name="T7">HFT</text:span>，<text:span text:style-name="T7">TTG</text:span>，<text:span text:style-name="T7">CRS</text:span>）</text:p>
      <text:p text:style-name="P13"/>
      <text:p text:style-name="P18">表名：<text:span text:style-name="T9">football_bill</text:span></text:p>
      <text:p text:style-name="P18">说明<text:span text:style-name="T12">：一单购买记录，包含多注</text:span></text:p>
      <text:p text:style-name="P19"><text:span text:style-name="T16">account</text:span>: 外键，购买的用户</text:p>
      <text:p text:style-name="P19">type: 类型，胜平负、让球胜平负、混合等</text:p>
      <text:p text:style-name="P20">combination_type: 过关方式</text:p>
      <text:p text:style-name="P20"><text:span text:style-name="T16">bet_number</text:span>：总注数</text:p>
      <text:p text:style-name="P23"><text:span text:style-name="T16">is_</text:span>payed：是否已付款</text:p>
      <text:p text:style-name="P32">times: 倍数</text:p>
      <text:p text:style-name="P40">bonus</text:p>
      <text:p text:style-name="P40">finished</text:p>
      <text:p text:style-name="P21"/>
      <text:p text:style-name="P22">表名：<text:span text:style-name="T12">football_bet</text:span></text:p>
      <text:p text:style-name="P22">说明：一注购买记录</text:p>
      <text:p text:style-name="P22">bill: 外键，所属账单</text:p>
      <text:p text:style-name="P24">type: 购买类型</text:p>
      <text:p text:style-name="P33">w<text:span text:style-name="T16">on: 可以为None，表示比赛未结束</text:span></text:p>
      <text:p text:style-name="P40">bonus</text:p>
      <text:p text:style-name="P40"/>
      <text:p text:style-name="P34">表名：football_bet_detail</text:p>
      <text:p text:style-name="P35">说明：保存每一注中所串买的比赛中的一场</text:p>
      <text:p text:style-name="P35">bet: 外键，所属注</text:p>
      <text:p text:style-name="P34">match: 外键<text:span text:style-name="T13">，比赛</text:span></text:p>
      <text:p text:style-name="P34">content: 所买内容</text:p>
      <text:p text:style-name="P34"/>
      <text:p text:style-name="P8"/>
      <text:p text:style-name="P8">2. 高频彩</text:p>
      <text:p text:style-name="P8"/>
      <text:p text:style-name="P8">表名：freq_lottery</text:p>
      <text:p text:style-name="P8"><text:soft-page-break/>all_number:n个数字</text:p>
      <text:p text:style-name="P8">result_number：m个数字</text:p>
      <text:p text:style-name="P29">handicap</text:p>
      <text:p text:style-name="P8">result_date</text:p>
      <text:p text:style-name="P8"/>
      <text:p text:style-name="P8">表名：freq_<text:span text:style-name="T9">bill</text:span></text:p>
      <text:p text:style-name="P8">freq_lottery:外键</text:p>
      <text:p text:style-name="P8">user:外键</text:p>
      <text:p text:style-name="P8">buy_number:m个数字</text:p>
      <text:p text:style-name="P8">buy_<text:span text:style-name="T9">time</text:span></text:p>
      <text:p text:style-name="P27">times</text:p>
      <text:p text:style-name="P24">payed</text:p>
      <text:p text:style-name="P28">win</text:p>
      <text:p text:style-name="P29">win_money</text:p>
      <text:p text:style-name="P24"/>
      <text:p text:style-name="P24">3. 14场<text:span text:style-name="T10">、</text:span>任选9</text:p>
      <text:p text:style-name="P24">表名： match14_lottery</text:p>
      <text:p text:style-name="P24">matches</text:p>
      <text:p text:style-name="P24">results</text:p>
      <text:p text:style-name="P30">handicap</text:p>
      <text:p text:style-name="P24"/>
      <text:p text:style-name="P24">表名： match14_bill</text:p>
      <text:p text:style-name="P9"><text:span text:style-name="T9">match14</text:span>_lottery:外键</text:p>
      <text:p text:style-name="P9">user:外键</text:p>
      <text:p text:style-name="P24">buy_results</text:p>
      <text:p text:style-name="P30">win</text:p>
      <text:p text:style-name="P30">win_money</text:p>
      <text:p text:style-name="P25"/>
      <text:p text:style-name="P25">表名： match<text:span text:style-name="T10">9</text:span>_bill</text:p>
      <text:p text:style-name="P10"><text:span text:style-name="T9">match14</text:span>_lottery:外键</text:p>
      <text:p text:style-name="P10">user:外键</text:p>
      <text:p text:style-name="P25"><text:soft-page-break/>buy_<text:span text:style-name="T10">matches</text:span></text:p>
      <text:p text:style-name="P26">buy_results</text:p>
      <text:p text:style-name="P30">win</text:p>
      <text:p text:style-name="P30">win_mon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6:04:46.705035978</meta:creation-date>
    <dc:date>2015-07-29T16:46:22.831200887</dc:date>
    <meta:editing-duration>PT5H35M57S</meta:editing-duration>
    <meta:editing-cycles>41</meta:editing-cycles>
    <meta:generator>LibreOffice/4.2.8.2$Linux_X86_64 LibreOffice_project/420m0$Build-2</meta:generator>
    <meta:document-statistic meta:table-count="0" meta:image-count="0" meta:object-count="0" meta:page-count="4" meta:paragraph-count="81" meta:word-count="377" meta:character-count="960" meta:non-whitespace-character-count="939"/>
  </office:meta>
</office:document-meta>
</file>